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ato" svg:font-family="Lato, proxima-nova, 'Helvetica Neue', Arial, sans-serif"/>
    <style:font-face style:name="Lohit Hindi1" svg:font-family="'Lohit Hindi'"/>
    <style:font-face style:name="Ubuntu" svg:font-family="Ubuntu, 'Liberation Sans', sans-serif"/>
    <style:font-face style:name="arial" svg:font-family="arial, sans-serif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582cm" style:auto-text-indent="false"/>
      <style:text-properties style:font-name="Arial" fo:font-size="14pt" officeooo:paragraph-rsid="001702f6" style:font-size-asian="14pt" style:font-size-complex="14pt"/>
    </style:style>
    <style:style style:name="P2" style:family="paragraph" style:parent-style-name="Text_20_body">
      <style:paragraph-properties fo:margin-left="0cm" fo:margin-right="0cm" fo:text-indent="0.582cm" style:auto-text-indent="false"/>
      <style:text-properties style:font-name="Arial" fo:font-size="14pt" style:font-size-asian="14pt" style:font-size-complex="14pt"/>
    </style:style>
    <style:style style:name="P3" style:family="paragraph" style:parent-style-name="Text_20_body">
      <style:paragraph-properties fo:margin-left="0cm" fo:margin-right="0cm" style:line-height-at-least="0.582cm" fo:text-indent="0.582cm" style:auto-text-indent="false"/>
      <style:text-properties style:font-name="Arial" fo:font-size="14pt" style:font-size-asian="14pt" style:font-size-complex="14pt"/>
    </style:style>
    <style:style style:name="P4" style:family="paragraph" style:parent-style-name="Text_20_body">
      <style:paragraph-properties fo:margin-left="0cm" fo:margin-right="0cm" style:line-height-at-least="0.582cm" fo:text-indent="0.582cm" style:auto-text-indent="false"/>
      <style:text-properties style:font-name="Arial" officeooo:paragraph-rsid="001702f6"/>
    </style:style>
    <style:style style:name="P5" style:family="paragraph" style:parent-style-name="Text_20_body">
      <style:paragraph-properties fo:margin-left="0cm" fo:margin-right="0cm" style:line-height-at-least="0.582cm" fo:text-indent="0.582cm" style:auto-text-indent="false"/>
      <style:text-properties style:font-name="Arial Black" officeooo:paragraph-rsid="001702f6"/>
    </style:style>
    <style:style style:name="P6" style:family="paragraph" style:parent-style-name="Text_20_body">
      <style:paragraph-properties fo:margin-left="0cm" fo:margin-right="0cm" fo:text-indent="0.582cm" style:auto-text-indent="false"/>
      <style:text-properties style:font-name="Arial Black" fo:font-size="14pt"/>
    </style:style>
    <style:style style:name="P7" style:family="paragraph" style:parent-style-name="Text_20_body">
      <style:paragraph-properties fo:margin-left="0cm" fo:margin-right="0cm" style:line-height-at-least="0.582cm" fo:text-indent="0.582cm" style:auto-text-indent="false"/>
      <style:text-properties style:font-name="Arial Black" fo:font-size="14pt" officeooo:paragraph-rsid="001702f6" style:font-size-asian="14pt" style:font-size-complex="14pt"/>
    </style:style>
    <style:style style:name="T1" style:family="text">
      <style:text-properties officeooo:rsid="001702f6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1702f6"/>
    </style:style>
    <style:style style:name="T4" style:family="text">
      <style:text-properties fo:font-variant="normal" fo:text-transform="none" fo:color="#333333" fo:letter-spacing="normal" fo:font-style="normal" fo:font-weight="normal" officeooo:rsid="0017b220"/>
    </style:style>
    <style:style style:name="T5" style:family="text">
      <style:text-properties fo:font-variant="normal" fo:text-transform="none" fo:color="#333333" style:font-name="Arial Black" fo:font-size="14pt" fo:letter-spacing="normal" fo:font-style="normal" fo:font-weight="normal" officeooo:rsid="001702f6" style:font-size-asian="14pt" style:font-size-complex="14pt"/>
    </style:style>
    <style:style style:name="T6" style:family="text">
      <style:text-properties fo:font-variant="normal" fo:text-transform="none" fo:color="#333333" style:font-name="Arial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333333" style:font-name="Arial" fo:font-size="14pt" fo:letter-spacing="normal" fo:font-style="normal" fo:font-weight="normal" officeooo:rsid="0017b220" style:font-size-asian="14pt" style:font-size-complex="14pt"/>
    </style:style>
    <style:style style:name="T8" style:family="text">
      <style:text-properties fo:font-variant="normal" fo:text-transform="none" fo:color="#333333" style:font-name="Arial" fo:font-size="9.75pt" fo:letter-spacing="normal" fo:font-style="normal" fo:font-weight="normal"/>
    </style:style>
    <style:style style:name="T9" style:family="text">
      <style:text-properties fo:font-variant="normal" fo:text-transform="none" fo:color="#333333" fo:font-size="14pt" fo:letter-spacing="normal" fo:font-style="normal" fo:font-weight="normal" officeooo:rsid="001702f6" style:font-size-asian="14pt" style:font-size-complex="14pt"/>
    </style:style>
    <style:style style:name="T10" style:family="text">
      <style:text-properties fo:font-variant="normal" fo:text-transform="none" fo:color="#333333" fo:font-size="14pt" fo:letter-spacing="normal" fo:font-style="normal" fo:font-weight="normal" officeooo:rsid="0017b220" style:font-size-asian="14pt" style:font-size-complex="14pt"/>
    </style:style>
    <style:style style:name="T11" style:family="text">
      <style:text-properties fo:font-variant="normal" fo:text-transform="none" fo:color="#333333" style:font-name="Arial1" fo:font-size="9.75pt" fo:letter-spacing="normal" fo:font-style="normal" fo:font-weight="normal"/>
    </style:style>
    <style:style style:name="T12" style:family="text">
      <style:text-properties style:font-name="Arial Black" officeooo:rsid="001702f6"/>
    </style:style>
    <style:style style:name="T13" style:family="text">
      <style:text-properties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Inkscape</text:span><text:span text:style-name="T1"> - </text:span><text:span text:style-name="T3">O Inkscape é um programa de gráficos vetoriais de qualidade profissional usado por alunos, adolescentes, adultos e profissionais de design em todo o mundo, para a criação de uma grande variedade de gráficos, tais como ilustrações, ícones, logotipos, diagramas, mapas e gráficos da web. O Inkscape usa o padrão aberto SVG(Scalable Vector Graphics) do consórcio W3C(World Wide Web Consortium) como seu formato nativo e é uma aplicação de uso livre e de código aberto.</text:span></text:p>
      <text:p text:style-name="P3"><text:span text:style-name="T2">Tem um grande </text:span><text:span text:style-name="T3">variedade de funcionalidades</text:span><text:span text:style-name="T2">, uma </text:span><text:span text:style-name="T3">interface comum e simples</text:span><text:span text:style-name="T2">, suporte a multi-idiomas e foi projetado para ser extensível. </text:span><text:span text:style-name="T4">O</text:span><text:span text:style-name="T2">s usuários podem personalizar as funcionalidades do Inkscape com </text:span><text:span text:style-name="T3">extensões.</text:span></text:p>
      <text:p text:style-name="P4"><text:span text:style-name="T5">Sublime text 3</text:span><text:span text:style-name="T9"> - Para manter a produtividade no seu dia a dia, o desenvolvedor precisa de um editor de códigos eficiente e, dentre tantos ambientes de desenvolvimento robustos e gratuitos, como o eclipse, o Sublime text 3 destaca-se justamente pela simplicidade e facilidade de uso, além de leve. Além disso, ele aceita diversas linguagens de programação e personalizável. Ele foi desenvolvido em Python e foi feito para ser simples. É um editor de texto bastante fácil de usa, mas com muitos recursos e funcionalidades que podem ser adicionadas para complementar seu uso.</text:span></text:p>
      <text:p text:style-name="P5"><text:span text:style-name="T10">PhpM</text:span><text:span text:style-name="T9">y</text:span><text:span text:style-name="T10">A</text:span><text:span text:style-name="T9">dmin </text:span><text:span text:style-name="T10">- </text:span><text:span text:style-name="T7">phpMyAdmin é uma ferramenta de software livre escrita em PHP que se destina a lidar com a administração de um servidor de banco de dados MySQL ou MariaDB. Você pode usar o phpMyAdmin para executar a maioria das tarefas de administração, incluindo a criação de um banco de dados, a execução de consultas e a adição de contas de usuários.</text:span></text:p>
      <text:p text:style-name="P6"><text:span text:style-name="T13">BrModelo 30 - </text:span><text:span text:style-name="T6">A ferramenta foi concebida pelo autor como trabalho de conclusão do curso de especialização em banco de dados pelas universidades UFSC (SC) e UNIVAG (MT), orientado pelo Professor Dr. Ronaldo dos Santos Mello, após se constatar a inexistência de uma ferramenta nacional que pudesse ser utilizada para essa finalidade.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Lato" svg:font-family="Lato, proxima-nova, 'Helvetica Neue', Arial, sans-serif"/>
    <style:font-face style:name="Lohit Hindi1" svg:font-family="'Lohit Hindi'"/>
    <style:font-face style:name="Ubuntu" svg:font-family="Ubuntu, 'Liberation Sans', sans-serif"/>
    <style:font-face style:name="arial" svg:font-family="arial, sans-serif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20-02-27T08:13:29</meta:creation-date>
    <dc:date>2020-02-27T08:36:09</dc:date>
    <dc:creator>Aluno </dc:creator>
    <meta:editing-duration>PT6M20S</meta:editing-duration>
    <meta:editing-cycles>1</meta:editing-cycles>
    <meta:document-statistic meta:table-count="0" meta:image-count="0" meta:object-count="0" meta:page-count="1" meta:paragraph-count="5" meta:word-count="313" meta:character-count="1940" meta:non-whitespace-character-count="1632"/>
    <meta:generator>LibreOffice/4.0.4.2$Linux_x86 LibreOffice_project/400m0$Build-2</meta:generator>
  </office:meta>
</office:document-meta>
</file>